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780373"/>
      <style:text-properties fo:color="#ff3838"/>
    </style:style>
    <style:style style:name="ce22" style:family="table-cell" style:parent-style-name="Default">
      <style:table-cell-properties fo:background-color="#3465a4"/>
    </style:style>
    <style:style style:name="ce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cccccc"/>
    </style:style>
    <style:style style:name="ce30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3465a4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780373"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afd095"/>
    </style:style>
    <style:style style:name="ce34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780373"/>
      <style:text-properties fo:color="#ff3838"/>
    </style:style>
    <style:style style:name="ce39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Default"/>
        <table:table-column table:style-name="co1" table:number-columns-repeated="6" table:default-cell-style-name="ce26"/>
        <table:table-column table:style-name="co1" table:default-cell-style-name="ce30"/>
        <table:table-column table:style-name="co1" table:default-cell-style-name="Default"/>
        <table:table-column table:style-name="co1" table:default-cell-style-name="ce26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After reset</text:p>
          </table:table-cell>
          <table:table-cell/>
          <table:table-cell office:value-type="string" calcext:value-type="string">
            <text:p>Comments ---&gt;</text:p>
          </table:table-cell>
        </table:table-row>
        <table:table-row table:style-name="ro1">
          <table:table-cell table:style-name="ce26" office:value-type="string" calcext:value-type="string">
            <text:p>h</text:p>
          </table:table-cell>
          <table:table-cell table:style-name="ce27" table:number-columns-repeated="3"/>
          <table:table-cell office:value-type="float" office:value="49" calcext:value-type="float">
            <text:p>49</text:p>
          </table:table-cell>
          <table:table-cell table:style-name="ce27" table:number-columns-repeated="2"/>
          <table:table-cell table:style-name="ce13"/>
          <table:table-cell table:style-name="ce26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f</text:p>
          </table:table-cell>
          <table:table-cell table:style-name="ce27" table:number-columns-repeated="3"/>
          <table:table-cell/>
          <table:table-cell table:style-name="ce27" table:number-columns-repeated="2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s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table:style-name="ce4" table:number-columns-repeated="2"/>
          <table:table-cell office:value-type="string" calcext:value-type="string">
            <text:p>47*63*30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-4" calcext:value-type="float">
            <text:p>-4</text:p>
          </table:table-cell>
          <table:table-cell table:style-name="Default"/>
          <table:table-cell table:style-name="ce4" table:number-columns-repeated="2"/>
          <table:table-cell table:style-name="ce13"/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y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3*69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2"/>
          <table:table-cell table:style-name="ce13"/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x</text:p>
          </table:table-cell>
          <table:table-cell office:value-type="string" calcext:value-type="string">
            <text:p>16*63*47</text:p>
          </table:table-cell>
          <table:table-cell table:style-name="ce29" office:value-type="float" office:value="89" calcext:value-type="float">
            <text:p>89</text:p>
          </table:table-cell>
          <table:table-cell office:value-type="string" calcext:value-type="string">
            <text:p>23*63*25</text:p>
          </table:table-cell>
          <table:table-cell/>
          <table:table-cell table:style-name="ce4" table:number-columns-repeated="2"/>
          <table:table-cell table:style-name="ce1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hese can be filled if raspberry pi supports</text:p>
          </table:table-cell>
        </table:table-row>
        <table:table-row table:style-name="ro1">
          <table:table-cell table:style-name="ce26" office:value-type="string" calcext:value-type="string">
            <text:p>w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3*85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3*43</text:p>
          </table:table-cell>
          <table:table-cell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r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3*42</text:p>
          </table:table-cell>
          <table:table-cell office:value-type="float" office:value="57" calcext:value-type="float">
            <text:p>57</text:p>
          </table:table-cell>
          <table:table-cell table:style-name="ce4" table:number-columns-repeated="2"/>
          <table:table-cell office:value-type="string" calcext:value-type="string">
            <text:p>42*63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u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2"/>
          <table:table-cell/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o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style-name="ce4" table:number-columns-repeated="2"/>
          <table:table-cell/>
          <table:table-cell table:style-name="ce26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table:style-name="ce4"/>
          <table:table-cell office:value-type="string" calcext:value-type="string">
            <text:p>63*35</text:p>
          </table:table-cell>
          <table:table-cell office:value-type="float" office:value="30" calcext:value-type="float">
            <text:p>30</text:p>
          </table:table-cell>
          <table:table-cell table:style-name="ce4" table:number-columns-repeated="2"/>
          <table:table-cell office:value-type="string" calcext:value-type="string">
            <text:p>30*63*30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string" calcext:value-type="string">
            <text:p>63*40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style-name="ce13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py, paste and cut- reserved for system usage</text:p>
          </table:table-cell>
        </table:table-row>
        <table:table-row table:style-name="ro1">
          <table:table-cell table:style-name="ce26"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style-name="ce13"/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e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/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style-name="ce13"/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b</text:p>
          </table:table-cell>
          <table:table-cell office:value-type="float" office:value="38" calcext:value-type="float">
            <text:p>38</text:p>
          </table:table-cell>
          <table:table-cell table:formula="of:=[.B18]+1" office:value-type="float" office:value="39" calcext:value-type="float">
            <text:p>39</text:p>
          </table:table-cell>
          <table:table-cell table:formula="of:=CONCATENATE(&quot;63*&quot;;[.B18])" office:value-type="string" office:string-value="63*38" calcext:value-type="string">
            <text:p>63*38</text:p>
          </table:table-cell>
          <table:table-cell table:formula="of:=CONCATENATE(&quot;40*&quot;;[.D18])" office:value-type="string" office:string-value="40*63*38" calcext:value-type="string">
            <text:p>40*63*38</text:p>
          </table:table-cell>
          <table:table-cell table:formula="of:=CONCATENATE(&quot;63*&quot;;[.C18])" office:value-type="string" office:string-value="63*39" calcext:value-type="string">
            <text:p>63*39</text:p>
          </table:table-cell>
          <table:table-cell table:formula="of:=CONCATENATE(&quot;40*&quot;;[.F18])" office:value-type="string" office:string-value="40*63*39" calcext:value-type="string">
            <text:p>40*63*39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table:formula="of:=[.B19]+1" office:value-type="float" office:value="34" calcext:value-type="float">
            <text:p>34</text:p>
          </table:table-cell>
          <table:table-cell table:formula="of:=CONCATENATE(&quot;63*&quot;;[.B19])" office:value-type="string" office:string-value="63*33" calcext:value-type="string">
            <text:p>63*33</text:p>
          </table:table-cell>
          <table:table-cell table:formula="of:=CONCATENATE(&quot;35*&quot;;[.D19])" office:value-type="string" office:string-value="35*63*33" calcext:value-type="string">
            <text:p>35*63*33</text:p>
          </table:table-cell>
          <table:table-cell table:formula="of:=CONCATENATE(&quot;63*&quot;;[.C19])" office:value-type="string" office:string-value="63*34" calcext:value-type="string">
            <text:p>63*34</text:p>
          </table:table-cell>
          <table:table-cell table:formula="of:=CONCATENATE(&quot;35*&quot;;[.F19])" office:value-type="string" office:string-value="35*63*34" calcext:value-type="string">
            <text:p>35*63*34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table:formula="of:=[.B20]+1" office:value-type="float" office:value="27" calcext:value-type="float">
            <text:p>27</text:p>
          </table:table-cell>
          <table:table-cell table:formula="of:=CONCATENATE(&quot;63*&quot;;[.B20])" office:value-type="string" office:string-value="63*26" calcext:value-type="string">
            <text:p>63*26</text:p>
          </table:table-cell>
          <table:table-cell table:formula="of:=CONCATENATE(&quot;30*&quot;;[.D20])" office:value-type="string" office:string-value="30*63*26" calcext:value-type="string">
            <text:p>30*63*26</text:p>
          </table:table-cell>
          <table:table-cell table:formula="of:=CONCATENATE(&quot;63*&quot;;[.C20])" office:value-type="string" office:string-value="63*27" calcext:value-type="string">
            <text:p>63*27</text:p>
          </table:table-cell>
          <table:table-cell table:formula="of:=CONCATENATE(&quot;30*&quot;;[.F20])" office:value-type="string" office:string-value="30*63*27" calcext:value-type="string">
            <text:p>30*63*27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v</text:p>
          </table:table-cell>
          <table:table-cell office:value-type="float" office:value="28" calcext:value-type="float">
            <text:p>28</text:p>
          </table:table-cell>
          <table:table-cell table:formula="of:=[.B21]+1" office:value-type="float" office:value="29" calcext:value-type="float">
            <text:p>29</text:p>
          </table:table-cell>
          <table:table-cell table:formula="of:=CONCATENATE(&quot;63*&quot;;[.B21])" office:value-type="string" office:string-value="63*28" calcext:value-type="string">
            <text:p>63*28</text:p>
          </table:table-cell>
          <table:table-cell table:formula="of:=CONCATENATE(&quot;30*&quot;;[.D21])" office:value-type="string" office:string-value="30*63*28" calcext:value-type="string">
            <text:p>30*63*28</text:p>
          </table:table-cell>
          <table:table-cell table:formula="of:=CONCATENATE(&quot;63*&quot;;[.C21])" office:value-type="string" office:string-value="63*29" calcext:value-type="string">
            <text:p>63*29</text:p>
          </table:table-cell>
          <table:table-cell table:formula="of:=CONCATENATE(&quot;30*&quot;;[.F21])" office:value-type="string" office:string-value="30*63*29" calcext:value-type="string">
            <text:p>30*63*29</text:p>
          </table:table-cell>
          <table:table-cell table:style-name="ce14"/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q</text:p>
          </table:table-cell>
          <table:table-cell office:value-type="float" office:value="31" calcext:value-type="float">
            <text:p>31</text:p>
          </table:table-cell>
          <table:table-cell table:formula="of:=[.B22]+1" office:value-type="float" office:value="32" calcext:value-type="float">
            <text:p>32</text:p>
          </table:table-cell>
          <table:table-cell table:formula="of:=CONCATENATE(&quot;63*&quot;;[.B22])" office:value-type="string" office:string-value="63*31" calcext:value-type="string">
            <text:p>63*31</text:p>
          </table:table-cell>
          <table:table-cell table:formula="of:=CONCATENATE(&quot;35*&quot;;[.D22])" office:value-type="string" office:string-value="35*63*31" calcext:value-type="string">
            <text:p>35*63*31</text:p>
          </table:table-cell>
          <table:table-cell table:formula="of:=CONCATENATE(&quot;63*&quot;;[.C22])" office:value-type="string" office:string-value="63*32" calcext:value-type="string">
            <text:p>63*32</text:p>
          </table:table-cell>
          <table:table-cell table:formula="of:=CONCATENATE(&quot;35*&quot;;[.F22])" office:value-type="string" office:string-value="35*63*32" calcext:value-type="string">
            <text:p>35*63*32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p</text:p>
          </table:table-cell>
          <table:table-cell office:value-type="float" office:value="36" calcext:value-type="float">
            <text:p>36</text:p>
          </table:table-cell>
          <table:table-cell table:formula="of:=[.B23]+1" office:value-type="float" office:value="37" calcext:value-type="float">
            <text:p>37</text:p>
          </table:table-cell>
          <table:table-cell table:formula="of:=CONCATENATE(&quot;63*&quot;;[.B23])" office:value-type="string" office:string-value="63*36" calcext:value-type="string">
            <text:p>63*36</text:p>
          </table:table-cell>
          <table:table-cell table:formula="of:=CONCATENATE(&quot;40*&quot;;[.D23])" office:value-type="string" office:string-value="40*63*36" calcext:value-type="string">
            <text:p>40*63*36</text:p>
          </table:table-cell>
          <table:table-cell table:formula="of:=CONCATENATE(&quot;63*&quot;;[.C23])" office:value-type="string" office:string-value="63*37" calcext:value-type="string">
            <text:p>63*37</text:p>
          </table:table-cell>
          <table:table-cell table:formula="of:=CONCATENATE(&quot;40*&quot;;[.F23])" office:value-type="string" office:string-value="40*63*37" calcext:value-type="string">
            <text:p>40*63*37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k</text:p>
          </table:table-cell>
          <table:table-cell office:value-type="float" office:value="16" calcext:value-type="float">
            <text:p>16</text:p>
          </table:table-cell>
          <table:table-cell table:formula="of:=[.B24]+1" office:value-type="float" office:value="17" calcext:value-type="float">
            <text:p>17</text:p>
          </table:table-cell>
          <table:table-cell table:formula="of:=CONCATENATE(&quot;63*&quot;;[.B24])" office:value-type="string" office:string-value="63*16" calcext:value-type="string">
            <text:p>63*16</text:p>
          </table:table-cell>
          <table:table-cell table:formula="of:=CONCATENATE(&quot;20*&quot;;[.D24])" office:value-type="string" office:string-value="20*63*16" calcext:value-type="string">
            <text:p>20*63*16</text:p>
          </table:table-cell>
          <table:table-cell table:formula="of:=CONCATENATE(&quot;63*&quot;;[.C24])" office:value-type="string" office:string-value="63*17" calcext:value-type="string">
            <text:p>63*17</text:p>
          </table:table-cell>
          <table:table-cell table:formula="of:=CONCATENATE(&quot;20*&quot;;[.F24])" office:value-type="string" office:string-value="20*63*17" calcext:value-type="string">
            <text:p>20*63*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j</text:p>
          </table:table-cell>
          <table:table-cell office:value-type="float" office:value="23" calcext:value-type="float">
            <text:p>23</text:p>
          </table:table-cell>
          <table:table-cell table:formula="of:=[.B25]+1" office:value-type="float" office:value="24" calcext:value-type="float">
            <text:p>24</text:p>
          </table:table-cell>
          <table:table-cell table:formula="of:=CONCATENATE(&quot;63*&quot;;[.B25])" office:value-type="string" office:string-value="63*23" calcext:value-type="string">
            <text:p>63*23</text:p>
          </table:table-cell>
          <table:table-cell table:formula="of:=CONCATENATE(&quot;25*&quot;;[.D25])" office:value-type="string" office:string-value="25*63*23" calcext:value-type="string">
            <text:p>25*63*23</text:p>
          </table:table-cell>
          <table:table-cell table:formula="of:=CONCATENATE(&quot;63*&quot;;[.C25])" office:value-type="string" office:string-value="63*24" calcext:value-type="string">
            <text:p>63*24</text:p>
          </table:table-cell>
          <table:table-cell table:formula="of:=CONCATENATE(&quot;25*&quot;;[.F25])" office:value-type="string" office:string-value="25*63*24" calcext:value-type="string">
            <text:p>25*63*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table:formula="of:=[.B26]+1" office:value-type="float" office:value="19" calcext:value-type="float">
            <text:p>19</text:p>
          </table:table-cell>
          <table:table-cell table:formula="of:=CONCATENATE(&quot;63*&quot;;[.B26])" office:value-type="string" office:string-value="63*18" calcext:value-type="string">
            <text:p>63*18</text:p>
          </table:table-cell>
          <table:table-cell table:formula="of:=CONCATENATE(&quot;20*&quot;;[.D26])" office:value-type="string" office:string-value="20*63*18" calcext:value-type="string">
            <text:p>20*63*18</text:p>
          </table:table-cell>
          <table:table-cell table:formula="of:=CONCATENATE(&quot;63*&quot;;[.C26])" office:value-type="string" office:string-value="63*19" calcext:value-type="string">
            <text:p>63*19</text:p>
          </table:table-cell>
          <table:table-cell table:formula="of:=CONCATENATE(&quot;20*&quot;;[.F26])" office:value-type="string" office:string-value="20*63*19" calcext:value-type="string">
            <text:p>20*63*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6"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table:formula="of:=[.B27]+1" office:value-type="float" office:value="22" calcext:value-type="float">
            <text:p>22</text:p>
          </table:table-cell>
          <table:table-cell table:formula="of:=CONCATENATE(&quot;63*&quot;;[.B27])" office:value-type="string" office:string-value="63*21" calcext:value-type="string">
            <text:p>63*21</text:p>
          </table:table-cell>
          <table:table-cell table:formula="of:=CONCATENATE(&quot;25*&quot;;[.D27])" office:value-type="string" office:string-value="25*63*21" calcext:value-type="string">
            <text:p>25*63*21</text:p>
          </table:table-cell>
          <table:table-cell table:formula="of:=CONCATENATE(&quot;63*&quot;;[.C27])" office:value-type="string" office:string-value="63*22" calcext:value-type="string">
            <text:p>63*22</text:p>
          </table:table-cell>
          <table:table-cell table:formula="of:=CONCATENATE(&quot;25*&quot;;[.F27])" office:value-type="string" office:string-value="25*63*22" calcext:value-type="string">
            <text:p>25*63*22</text:p>
          </table:table-cell>
          <table:table-cell table:style-name="ce14"/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6"/>
          <table:table-cell table:style-name="ce33"/>
          <table:table-cell/>
          <table:table-cell table:style-name="Default"/>
          <table:table-cell/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ap" table:style-name="ta1">
        <table:table-column table:style-name="co1" table:number-columns-repeated="1024" table:default-cell-style-name="ce2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[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0B01</text:p>
          </table:table-cell>
          <table:table-cell office:value-type="string" calcext:value-type="string">
            <text:p>0x0B02</text:p>
          </table:table-cell>
          <table:table-cell office:value-type="string" calcext:value-type="string">
            <text:p>0x0B03</text:p>
          </table:table-cell>
          <table:table-cell office:value-type="string" calcext:value-type="string">
            <text:p>0x0B05</text:p>
          </table:table-cell>
          <table:table-cell office:value-type="string" calcext:value-type="string">
            <text:p>0x0B06</text:p>
          </table:table-cell>
          <table:table-cell office:value-type="string" calcext:value-type="string">
            <text:p>0x0B07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0x0B09</text:p>
          </table:table-cell>
          <table:table-cell office:value-type="string" calcext:value-type="string">
            <text:p>0x0B0A</text:p>
          </table:table-cell>
          <table:table-cell office:value-type="string" calcext:value-type="string">
            <text:p>0x0B0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0x0B0F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0x0B13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0x0B15</text:p>
          </table:table-cell>
          <table:table-cell office:value-type="string" calcext:value-type="string">
            <text:p>0x0B16</text:p>
          </table:table-cell>
          <table:table-cell office:value-type="string" calcext:value-type="string">
            <text:p>0x0B17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0x0B19</text:p>
          </table:table-cell>
          <table:table-cell office:value-type="string" calcext:value-type="string">
            <text:p>0x0B1A</text:p>
          </table:table-cell>
          <table:table-cell office:value-type="string" calcext:value-type="string">
            <text:p>0x0B1B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0x0B1D</text:p>
          </table:table-cell>
          <table:table-cell office:value-type="string" calcext:value-type="string">
            <text:p>0x0B1E</text:p>
          </table:table-cell>
          <table:table-cell office:value-type="string" calcext:value-type="string">
            <text:p>0x0B1F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0x0B21</text:p>
          </table:table-cell>
          <table:table-cell office:value-type="string" calcext:value-type="string">
            <text:p>0x0B22</text:p>
          </table:table-cell>
          <table:table-cell office:value-type="string" calcext:value-type="string">
            <text:p>0x0B23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0x0B25</text:p>
          </table:table-cell>
          <table:table-cell office:value-type="string" calcext:value-type="string">
            <text:p>0x0B26</text:p>
          </table:table-cell>
          <table:table-cell office:value-type="string" calcext:value-type="string">
            <text:p>0x0B27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0x0B2A</text:p>
          </table:table-cell>
          <table:table-cell office:value-type="string" calcext:value-type="string">
            <text:p>0x0B2B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0x0B2D</text:p>
          </table:table-cell>
          <table:table-cell office:value-type="string" calcext:value-type="string">
            <text:p>0x0B2E</text:p>
          </table:table-cell>
          <table:table-cell office:value-type="string" calcext:value-type="string">
            <text:p>0x0B2F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0x0B32</text:p>
          </table:table-cell>
          <table:table-cell office:value-type="string" calcext:value-type="string">
            <text:p>0x0B33</text:p>
          </table:table-cell>
          <table:table-cell office:value-type="string" calcext:value-type="string">
            <text:p>0x0B35</text:p>
          </table:table-cell>
          <table:table-cell office:value-type="string" calcext:value-type="string">
            <text:p>0x0B36</text:p>
          </table:table-cell>
          <table:table-cell office:value-type="string" calcext:value-type="string">
            <text:p>0x0B37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0x0B39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0x0B3D</text:p>
          </table:table-cell>
          <table:table-cell office:value-type="string" calcext:value-type="string">
            <text:p>0x0B3E</text:p>
          </table:table-cell>
          <table:table-cell office:value-type="string" calcext:value-type="string">
            <text:p>0x0B3F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0x0B41</text:p>
          </table:table-cell>
          <table:table-cell office:value-type="string" calcext:value-type="string">
            <text:p>0x0B42</text:p>
          </table:table-cell>
          <table:table-cell office:value-type="string" calcext:value-type="string">
            <text:p>0x0B43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0x0B47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0x0B4B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0x0B4D</text:p>
          </table:table-cell>
          <table:table-cell office:value-type="string" calcext:value-type="string">
            <text:p>0x0B55</text:p>
          </table:table-cell>
          <table:table-cell office:value-type="string" calcext:value-type="string">
            <text:p>0x0B56</text:p>
          </table:table-cell>
          <table:table-cell office:value-type="string" calcext:value-type="string">
            <text:p>0x0B57</text:p>
          </table:table-cell>
          <table:table-cell office:value-type="string" calcext:value-type="string">
            <text:p>0x0B5C</text:p>
          </table:table-cell>
          <table:table-cell office:value-type="string" calcext:value-type="string">
            <text:p>0x0B5D</text:p>
          </table:table-cell>
          <table:table-cell office:value-type="string" calcext:value-type="string">
            <text:p>0x0B5F</text:p>
          </table:table-cell>
          <table:table-cell office:value-type="string" calcext:value-type="string">
            <text:p>0x0B60</text:p>
          </table:table-cell>
          <table:table-cell office:value-type="string" calcext:value-type="string">
            <text:p>0x0B61</text:p>
          </table:table-cell>
          <table:table-cell office:value-type="string" calcext:value-type="string">
            <text:p>0x0B62</text:p>
          </table:table-cell>
          <table:table-cell office:value-type="string" calcext:value-type="string">
            <text:p>0x0B63</text:p>
          </table:table-cell>
          <table:table-cell office:value-type="string" calcext:value-type="string">
            <text:p>0x0B66</text:p>
          </table:table-cell>
          <table:table-cell office:value-type="string" calcext:value-type="string">
            <text:p>0x0B67</text:p>
          </table:table-cell>
          <table:table-cell office:value-type="string" calcext:value-type="string">
            <text:p>0x0B68</text:p>
          </table:table-cell>
          <table:table-cell office:value-type="string" calcext:value-type="string">
            <text:p>0x0B69</text:p>
          </table:table-cell>
          <table:table-cell office:value-type="string" calcext:value-type="string">
            <text:p>0x0B6A</text:p>
          </table:table-cell>
          <table:table-cell office:value-type="string" calcext:value-type="string">
            <text:p>0x0B6B</text:p>
          </table:table-cell>
          <table:table-cell office:value-type="string" calcext:value-type="string">
            <text:p>0x0B6C</text:p>
          </table:table-cell>
          <table:table-cell office:value-type="string" calcext:value-type="string">
            <text:p>0x0B6D</text:p>
          </table:table-cell>
          <table:table-cell office:value-type="string" calcext:value-type="string">
            <text:p>0x0B6E</text:p>
          </table:table-cell>
          <table:table-cell office:value-type="string" calcext:value-type="string">
            <text:p>0x0B6F</text:p>
          </table:table-cell>
          <table:table-cell office:value-type="string" calcext:value-type="string">
            <text:p>0x0B70</text:p>
          </table:table-cell>
          <table:table-cell office:value-type="string" calcext:value-type="string">
            <text:p>0x0B71</text:p>
          </table:table-cell>
          <table:table-cell office:value-type="string" calcext:value-type="string">
            <text:p>0x0B72</text:p>
          </table:table-cell>
          <table:table-cell office:value-type="string" calcext:value-type="string">
            <text:p>0x0B73</text:p>
          </table:table-cell>
          <table:table-cell office:value-type="string" calcext:value-type="string">
            <text:p>0x0B74</text:p>
          </table:table-cell>
          <table:table-cell office:value-type="string" calcext:value-type="string">
            <text:p>0x0B75</text:p>
          </table:table-cell>
          <table:table-cell office:value-type="string" calcext:value-type="string">
            <text:p>0x0B76</text:p>
          </table:table-cell>
          <table:table-cell office:value-type="string" calcext:value-type="string">
            <text:p>0x0B77</text:p>
          </table:table-cell>
          <table:table-cell table:number-columns-repeated="93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&quot;-1*-2&quot;" office:value-type="string" office:string-value="-1*-2" calcext:value-type="string">
            <text:p>-1*-2</text:p>
          </table:table-cell>
          <table:table-cell office:value-type="float" office:value="84" calcext:value-type="float">
            <text:p>84</text:p>
          </table:table-cell>
          <table:table-cell office:value-type="float" office:value="-5" calcext:value-type="float">
            <text:p>-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0x0964</text:p>
          </table:table-cell>
          <table:table-cell office:value-type="string" calcext:value-type="string">
            <text:p>0x0965</text:p>
          </table:table-cell>
          <table:table-cell office:value-type="string" calcext:value-type="string">
            <text:p>0x002E</text:p>
          </table:table-cell>
          <table:table-cell table:style-name="Default" office:value-type="string" calcext:value-type="string">
            <text:p>0x200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odia full stop</text:p>
          </table:table-cell>
          <table:table-cell office:value-type="string" calcext:value-type="string">
            <text:p>full stop x2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ZWY</text:p>
          </table:table-cell>
          <table:table-cell table:number-columns-repeated="6"/>
          <table:table-cell office:value-type="string" calcext:value-type="string">
            <text:p>swargat</text:p>
          </table:table-cell>
          <table:table-cell table:number-columns-repeated="101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codes_bkp" table:style-name="ta1">
        <table:table-column table:style-name="co1" table:default-cell-style-name="Default"/>
        <table:table-column table:style-name="co1" table:number-columns-repeated="6" table:default-cell-style-name="ce26"/>
        <table:table-column table:style-name="co1" table:default-cell-style-name="ce30"/>
        <table:table-column table:style-name="co1" table:default-cell-style-name="ce26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style-name="ce26" office:value-type="string" calcext:value-type="string">
            <text:p>h</text:p>
          </table:table-cell>
          <table:table-cell table:number-columns-repeated="6"/>
          <table:table-cell table:style-name="ce27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f</text:p>
          </table:table-cell>
          <table:table-cell table:number-columns-repeated="6"/>
          <table:table-cell table:style-name="ce27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s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47*63*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6" office:value-type="string" calcext:value-type="string">
            <text:p>z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string" calcext:value-type="string">
            <text:p>42*63</text:p>
          </table:table-cell>
          <table:table-cell table:style-name="ce34" office:value-type="float" office:value="-4" calcext:value-type="float">
            <text:p>-4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6" office:value-type="string" calcext:value-type="string">
            <text:p>y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63*69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6" office:value-type="string" calcext:value-type="string">
            <text:p>x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string" calcext:value-type="string">
            <text:p>16*63*47</text:p>
          </table:table-cell>
          <table:table-cell table:style-name="ce34" office:value-type="string" calcext:value-type="string">
            <text:p>23*63*25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string" calcext:value-type="string">
            <text:p>63*8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" office:value-type="string" calcext:value-type="string">
            <text:p>l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string" calcext:value-type="string">
            <text:p>63*43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6" office:value-type="string" calcext:value-type="string">
            <text:p>r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string" calcext:value-type="string">
            <text:p>63*42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6" office:value-type="string" calcext:value-type="string">
            <text:p>u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6" office:value-type="string" calcext:value-type="string">
            <text:p>o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6" office:value-type="string" calcext:value-type="string">
            <text:p>n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3*35</text:p>
          </table:table-cell>
          <table:table-cell table:number-columns-repeated="2"/>
          <table:table-cell office:value-type="string" calcext:value-type="string">
            <text:p>35*63*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6" office:value-type="string" calcext:value-type="string">
            <text:p>m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3*40</text:p>
          </table:table-cell>
          <table:table-cell table:number-columns-repeated="2"/>
          <table:table-cell table:style-name="ce27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6" office:value-type="string" calcext:value-type="string">
            <text:p>i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/>
          <table:table-cell table:style-name="ce27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6" office:value-type="string" calcext:value-type="string">
            <text:p>e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6" office:value-type="string" calcext:value-type="string">
            <text:p>a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6" office:value-type="string" calcext:value-type="string">
            <text:p>b</text:p>
          </table:table-cell>
          <table:table-cell table:style-name="ce36" office:value-type="float" office:value="38" calcext:value-type="float">
            <text:p>38</text:p>
          </table:table-cell>
          <table:table-cell table:style-name="ce36" table:formula="of:=[.B18]+1" office:value-type="float" office:value="39" calcext:value-type="float">
            <text:p>39</text:p>
          </table:table-cell>
          <table:table-cell table:style-name="ce36" table:formula="of:=CONCATENATE(&quot;63*&quot;;[.B18])" office:value-type="string" office:string-value="63*38" calcext:value-type="string">
            <text:p>63*38</text:p>
          </table:table-cell>
          <table:table-cell table:style-name="ce36" table:formula="of:=CONCATENATE(&quot;40*&quot;;[.D18])" office:value-type="string" office:string-value="40*63*38" calcext:value-type="string">
            <text:p>40*63*38</text:p>
          </table:table-cell>
          <table:table-cell table:style-name="ce36" table:formula="of:=CONCATENATE(&quot;63*&quot;;[.C18])" office:value-type="string" office:string-value="63*39" calcext:value-type="string">
            <text:p>63*39</text:p>
          </table:table-cell>
          <table:table-cell table:style-name="ce36" table:formula="of:=CONCATENATE(&quot;40*&quot;;[.F18])" office:value-type="string" office:string-value="40*63*39" calcext:value-type="string">
            <text:p>40*63*39</text:p>
          </table:table-cell>
          <table:table-cell office:value-type="string" calcext:value-type="string">
            <text:p>30*63*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6" office:value-type="string" calcext:value-type="string">
            <text:p>d</text:p>
          </table:table-cell>
          <table:table-cell table:style-name="ce36" office:value-type="float" office:value="33" calcext:value-type="float">
            <text:p>33</text:p>
          </table:table-cell>
          <table:table-cell table:style-name="ce36" table:formula="of:=[.B19]+1" office:value-type="float" office:value="34" calcext:value-type="float">
            <text:p>34</text:p>
          </table:table-cell>
          <table:table-cell table:style-name="ce36" table:formula="of:=CONCATENATE(&quot;63*&quot;;[.B19])" office:value-type="string" office:string-value="63*33" calcext:value-type="string">
            <text:p>63*33</text:p>
          </table:table-cell>
          <table:table-cell table:style-name="ce36" table:formula="of:=CONCATENATE(&quot;35*&quot;;[.D19])" office:value-type="string" office:string-value="35*63*33" calcext:value-type="string">
            <text:p>35*63*33</text:p>
          </table:table-cell>
          <table:table-cell table:style-name="ce36" table:formula="of:=CONCATENATE(&quot;63*&quot;;[.C19])" office:value-type="string" office:string-value="63*34" calcext:value-type="string">
            <text:p>63*34</text:p>
          </table:table-cell>
          <table:table-cell table:style-name="ce36" table:formula="of:=CONCATENATE(&quot;35*&quot;;[.F19])" office:value-type="string" office:string-value="35*63*34" calcext:value-type="string">
            <text:p>35*63*3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6" office:value-type="string" calcext:value-type="string">
            <text:p>t</text:p>
          </table:table-cell>
          <table:table-cell table:style-name="ce36" office:value-type="float" office:value="26" calcext:value-type="float">
            <text:p>26</text:p>
          </table:table-cell>
          <table:table-cell table:style-name="ce36" table:formula="of:=[.B20]+1" office:value-type="float" office:value="27" calcext:value-type="float">
            <text:p>27</text:p>
          </table:table-cell>
          <table:table-cell table:style-name="ce36" table:formula="of:=CONCATENATE(&quot;63*&quot;;[.B20])" office:value-type="string" office:string-value="63*26" calcext:value-type="string">
            <text:p>63*26</text:p>
          </table:table-cell>
          <table:table-cell table:style-name="ce36" table:formula="of:=CONCATENATE(&quot;30*&quot;;[.D20])" office:value-type="string" office:string-value="30*63*26" calcext:value-type="string">
            <text:p>30*63*26</text:p>
          </table:table-cell>
          <table:table-cell table:style-name="ce36" table:formula="of:=CONCATENATE(&quot;63*&quot;;[.C20])" office:value-type="string" office:string-value="63*27" calcext:value-type="string">
            <text:p>63*27</text:p>
          </table:table-cell>
          <table:table-cell table:style-name="ce36" table:formula="of:=CONCATENATE(&quot;30*&quot;;[.F20])" office:value-type="string" office:string-value="30*63*27" calcext:value-type="string">
            <text:p>30*63*2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6" office:value-type="string" calcext:value-type="string">
            <text:p>v</text:p>
          </table:table-cell>
          <table:table-cell table:style-name="ce36" office:value-type="float" office:value="28" calcext:value-type="float">
            <text:p>28</text:p>
          </table:table-cell>
          <table:table-cell table:style-name="ce36" table:formula="of:=[.B21]+1" office:value-type="float" office:value="29" calcext:value-type="float">
            <text:p>29</text:p>
          </table:table-cell>
          <table:table-cell table:style-name="ce36" table:formula="of:=CONCATENATE(&quot;63*&quot;;[.B21])" office:value-type="string" office:string-value="63*28" calcext:value-type="string">
            <text:p>63*28</text:p>
          </table:table-cell>
          <table:table-cell table:style-name="ce36" table:formula="of:=CONCATENATE(&quot;30*&quot;;[.D21])" office:value-type="string" office:string-value="30*63*28" calcext:value-type="string">
            <text:p>30*63*28</text:p>
          </table:table-cell>
          <table:table-cell table:style-name="ce36" table:formula="of:=CONCATENATE(&quot;63*&quot;;[.C21])" office:value-type="string" office:string-value="63*29" calcext:value-type="string">
            <text:p>63*29</text:p>
          </table:table-cell>
          <table:table-cell table:style-name="ce36" table:formula="of:=CONCATENATE(&quot;30*&quot;;[.F21])" office:value-type="string" office:string-value="30*63*29" calcext:value-type="string">
            <text:p>30*63*2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6" office:value-type="string" calcext:value-type="string">
            <text:p>q</text:p>
          </table:table-cell>
          <table:table-cell table:style-name="ce36" office:value-type="float" office:value="31" calcext:value-type="float">
            <text:p>31</text:p>
          </table:table-cell>
          <table:table-cell table:style-name="ce36" table:formula="of:=[.B22]+1" office:value-type="float" office:value="32" calcext:value-type="float">
            <text:p>32</text:p>
          </table:table-cell>
          <table:table-cell table:style-name="ce36" table:formula="of:=CONCATENATE(&quot;63*&quot;;[.B22])" office:value-type="string" office:string-value="63*31" calcext:value-type="string">
            <text:p>63*31</text:p>
          </table:table-cell>
          <table:table-cell table:style-name="ce36" table:formula="of:=CONCATENATE(&quot;35*&quot;;[.D22])" office:value-type="string" office:string-value="35*63*31" calcext:value-type="string">
            <text:p>35*63*31</text:p>
          </table:table-cell>
          <table:table-cell table:style-name="ce36" table:formula="of:=CONCATENATE(&quot;63*&quot;;[.C22])" office:value-type="string" office:string-value="63*32" calcext:value-type="string">
            <text:p>63*32</text:p>
          </table:table-cell>
          <table:table-cell table:style-name="ce36" table:formula="of:=CONCATENATE(&quot;35*&quot;;[.F22])" office:value-type="string" office:string-value="35*63*32" calcext:value-type="string">
            <text:p>35*63*3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6" office:value-type="string" calcext:value-type="string">
            <text:p>p</text:p>
          </table:table-cell>
          <table:table-cell table:style-name="ce36" office:value-type="float" office:value="36" calcext:value-type="float">
            <text:p>36</text:p>
          </table:table-cell>
          <table:table-cell table:style-name="ce36" table:formula="of:=[.B23]+1" office:value-type="float" office:value="37" calcext:value-type="float">
            <text:p>37</text:p>
          </table:table-cell>
          <table:table-cell table:style-name="ce36" table:formula="of:=CONCATENATE(&quot;63*&quot;;[.B23])" office:value-type="string" office:string-value="63*36" calcext:value-type="string">
            <text:p>63*36</text:p>
          </table:table-cell>
          <table:table-cell table:style-name="ce36" table:formula="of:=CONCATENATE(&quot;40*&quot;;[.D23])" office:value-type="string" office:string-value="40*63*36" calcext:value-type="string">
            <text:p>40*63*36</text:p>
          </table:table-cell>
          <table:table-cell table:style-name="ce36" table:formula="of:=CONCATENATE(&quot;63*&quot;;[.C23])" office:value-type="string" office:string-value="63*37" calcext:value-type="string">
            <text:p>63*37</text:p>
          </table:table-cell>
          <table:table-cell table:style-name="ce36" table:formula="of:=CONCATENATE(&quot;40*&quot;;[.F23])" office:value-type="string" office:string-value="40*63*37" calcext:value-type="string">
            <text:p>40*63*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6" office:value-type="string" calcext:value-type="string">
            <text:p>k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formula="of:=[.B24]+1" office:value-type="float" office:value="17" calcext:value-type="float">
            <text:p>17</text:p>
          </table:table-cell>
          <table:table-cell table:style-name="ce37" table:formula="of:=CONCATENATE(&quot;63*&quot;;[.B24])" office:value-type="string" office:string-value="63*16" calcext:value-type="string">
            <text:p>63*16</text:p>
          </table:table-cell>
          <table:table-cell table:style-name="ce37" table:formula="of:=CONCATENATE(&quot;20*&quot;;[.D24])" office:value-type="string" office:string-value="20*63*16" calcext:value-type="string">
            <text:p>20*63*16</text:p>
          </table:table-cell>
          <table:table-cell table:style-name="ce37" table:formula="of:=CONCATENATE(&quot;63*&quot;;[.C24])" office:value-type="string" office:string-value="63*17" calcext:value-type="string">
            <text:p>63*17</text:p>
          </table:table-cell>
          <table:table-cell table:style-name="ce37" table:formula="of:=CONCATENATE(&quot;20*&quot;;[.F24])" office:value-type="string" office:string-value="20*63*17" calcext:value-type="string">
            <text:p>20*63*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6" office:value-type="string" calcext:value-type="string">
            <text:p>j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formula="of:=[.B25]+1" office:value-type="float" office:value="24" calcext:value-type="float">
            <text:p>24</text:p>
          </table:table-cell>
          <table:table-cell table:style-name="ce37" table:formula="of:=CONCATENATE(&quot;63*&quot;;[.B25])" office:value-type="string" office:string-value="63*23" calcext:value-type="string">
            <text:p>63*23</text:p>
          </table:table-cell>
          <table:table-cell table:style-name="ce37" table:formula="of:=CONCATENATE(&quot;25*&quot;;[.D25])" office:value-type="string" office:string-value="25*63*23" calcext:value-type="string">
            <text:p>25*63*23</text:p>
          </table:table-cell>
          <table:table-cell table:style-name="ce37" table:formula="of:=CONCATENATE(&quot;63*&quot;;[.C25])" office:value-type="string" office:string-value="63*24" calcext:value-type="string">
            <text:p>63*24</text:p>
          </table:table-cell>
          <table:table-cell table:style-name="ce37" table:formula="of:=CONCATENATE(&quot;25*&quot;;[.F25])" office:value-type="string" office:string-value="25*63*24" calcext:value-type="string">
            <text:p>25*63*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6" office:value-type="string" calcext:value-type="string">
            <text:p>g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formula="of:=[.B26]+1" office:value-type="float" office:value="19" calcext:value-type="float">
            <text:p>19</text:p>
          </table:table-cell>
          <table:table-cell table:style-name="ce37" table:formula="of:=CONCATENATE(&quot;63*&quot;;[.B26])" office:value-type="string" office:string-value="63*18" calcext:value-type="string">
            <text:p>63*18</text:p>
          </table:table-cell>
          <table:table-cell table:style-name="ce37" table:formula="of:=CONCATENATE(&quot;20*&quot;;[.D26])" office:value-type="string" office:string-value="20*63*18" calcext:value-type="string">
            <text:p>20*63*18</text:p>
          </table:table-cell>
          <table:table-cell table:style-name="ce37" table:formula="of:=CONCATENATE(&quot;63*&quot;;[.C26])" office:value-type="string" office:string-value="63*19" calcext:value-type="string">
            <text:p>63*19</text:p>
          </table:table-cell>
          <table:table-cell table:style-name="ce37" table:formula="of:=CONCATENATE(&quot;20*&quot;;[.F26])" office:value-type="string" office:string-value="20*63*19" calcext:value-type="string">
            <text:p>20*63*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26" office:value-type="string" calcext:value-type="string">
            <text:p>c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formula="of:=[.B27]+1" office:value-type="float" office:value="22" calcext:value-type="float">
            <text:p>22</text:p>
          </table:table-cell>
          <table:table-cell table:style-name="ce37" table:formula="of:=CONCATENATE(&quot;63*&quot;;[.B27])" office:value-type="string" office:string-value="63*21" calcext:value-type="string">
            <text:p>63*21</text:p>
          </table:table-cell>
          <table:table-cell table:style-name="ce37" table:formula="of:=CONCATENATE(&quot;25*&quot;;[.D27])" office:value-type="string" office:string-value="25*63*21" calcext:value-type="string">
            <text:p>25*63*21</text:p>
          </table:table-cell>
          <table:table-cell table:style-name="ce37" table:formula="of:=CONCATENATE(&quot;63*&quot;;[.C27])" office:value-type="string" office:string-value="63*22" calcext:value-type="string">
            <text:p>63*22</text:p>
          </table:table-cell>
          <table:table-cell table:style-name="ce37" table:formula="of:=CONCATENATE(&quot;25*&quot;;[.F27])" office:value-type="string" office:string-value="25*63*22" calcext:value-type="string">
            <text:p>25*63*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style-name="ce33"/>
          <table:table-cell table:style-name="Default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scription" table:style-name="ta1">
        <table:table-column table:style-name="co1" table:number-columns-repeated="6" table:default-cell-style-name="Default"/>
        <table:table-row table:style-name="ro1" table:number-rows-repeated="10">
          <table:table-cell table:number-columns-repeated="6"/>
        </table:table-row>
        <table:table-row table:style-name="ro1">
          <table:table-cell/>
          <table:table-cell table:style-name="ce30"/>
          <table:table-cell office:value-type="string" calcext:value-type="string">
            <text:p>Control wala column</text:p>
          </table:table-cell>
          <table:table-cell table:number-columns-repeated="3"/>
        </table:table-row>
        <table:table-row table:style-name="ro1">
          <table:table-cell/>
          <table:table-cell table:style-name="ce27"/>
          <table:table-cell office:value-type="string" calcext:value-type="string">
            <text:p>Unusable – due to interference stuff</text:p>
          </table:table-cell>
          <table:table-cell table:number-columns-repeated="3"/>
        </table:table-row>
        <table:table-row table:style-name="ro1">
          <table:table-cell/>
          <table:table-cell table:style-name="ce38"/>
          <table:table-cell office:value-type="string" calcext:value-type="string">
            <text:p>Unusable – due to system stuff</text:p>
          </table:table-cell>
          <table:table-cell table:number-columns-repeated="3"/>
        </table:table-row>
        <table:table-row table:style-name="ro1">
          <table:table-cell/>
          <table:table-cell table:style-name="ce39"/>
          <table:table-cell office:value-type="string" calcext:value-type="string">
            <text:p>Unusable – due to keycode duplication</text:p>
          </table:table-cell>
          <table:table-cell table:number-columns-repeated="3"/>
        </table:table-row>
        <table:table-row table:style-name="ro1">
          <table:table-cell/>
          <table:table-cell table:style-name="ce29"/>
          <table:table-cell office:value-type="string" calcext:value-type="string">
            <text:p>too lengthy to type/ doesn’t make sense</text:p>
          </table:table-cell>
          <table:table-cell table:number-columns-repeated="2"/>
          <table:table-cell office:value-type="string" calcext:value-type="string">
            <text:p>or something hidden</text:p>
          </table:table-cell>
        </table:table-row>
      </table:table>
      <table:named-expressions/>
      <table:database-ranges>
        <table:database-range table:name="__Anonymous_Sheet_DB__0" table:target-range-address="opcodes.A4:opcodes.I27" table:contains-header="false">
          <table:sort>
            <table:sort-by table:field-number="8" table:data-type="automatic"/>
          </table:sort>
        </table:database-range>
        <table:database-range table:name="__Anonymous_Sheet_DB__2" table:target-range-address="opcodes_bkp.A4:opcodes_bkp.I27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03:43:52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18:10:01.121000000</meta:creation-date>
    <dc:date>2021-10-15T03:44:15.826000000</dc:date>
    <meta:editing-duration>PT3H48M55S</meta:editing-duration>
    <meta:editing-cycles>72</meta:editing-cycles>
    <meta:generator>LibreOffice/7.1.0.3$Windows_X86_64 LibreOffice_project/f6099ecf3d29644b5008cc8f48f42f4a40986e4c</meta:generator>
    <meta:document-statistic meta:table-count="4" meta:cell-count="554" meta:object-count="0"/>
  </office:meta>
</office:document-meta>
</file>